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.101cm" fo:margin-bottom="0.101cm" style:contextual-spacing="false" fo:line-height="100%"/>
      <style:text-properties fo:color="#55308d" loext:opacity="100%" fo:font-size="8pt" fo:font-weight="normal" officeooo:paragraph-rsid="0009c60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top="0.101cm" fo:margin-bottom="0.101cm" style:contextual-spacing="false" fo:line-height="100%"/>
      <style:text-properties fo:color="#55308d" loext:opacity="100%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top="0.101cm" fo:margin-bottom="0.101cm" style:contextual-spacing="false" fo:line-height="100%"/>
      <style:text-properties fo:color="#55308d" loext:opacity="100%" fo:font-size="8pt" fo:font-weight="normal" officeooo:rsid="0008dca6" officeooo:paragraph-rsid="0009c604" style:font-size-asian="8pt" style:font-weight-asian="normal" style:font-size-complex="8pt" style:font-weight-complex="normal"/>
    </style:style>
    <style:style style:name="P4" style:family="paragraph" style:parent-style-name="Preformatted_20_Text">
      <style:paragraph-properties fo:margin-top="0.101cm" fo:margin-bottom="0.101cm" style:contextual-spacing="false" fo:line-height="100%"/>
      <style:text-properties fo:color="#55308d" loext:opacity="100%" fo:font-size="12pt" fo:font-weight="normal" officeooo:rsid="0008dca6" officeooo:paragraph-rsid="0009c60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style:contextual-spacing="false" fo:line-height="100%"/>
      <style:text-properties fo:color="#55308d" loext:opacity="100%" fo:font-size="12pt" fo:font-weight="normal" officeooo:rsid="0008dca6" officeooo:paragraph-rsid="0008dca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.101cm" fo:margin-bottom="0.101cm" style:contextual-spacing="false" fo:line-height="100%"/>
      <style:text-properties fo:color="#55308d" loext:opacity="100%" fo:font-size="12pt" fo:font-weight="normal" officeooo:rsid="0008dca6" officeooo:paragraph-rsid="000d1d3a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.101cm" fo:margin-bottom="0.101cm" style:contextual-spacing="false" fo:line-height="100%"/>
      <style:text-properties fo:color="#55308d" loext:opacity="100%" fo:font-size="12pt" fo:font-weight="normal" officeooo:paragraph-rsid="000a0af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style:contextual-spacing="false" fo:line-height="100%"/>
      <style:text-properties fo:color="#55308d" loext:opacity="100%" fo:font-size="12pt" fo:font-weight="normal" officeooo:rsid="000f0cd9" officeooo:paragraph-rsid="000f0cd9" style:font-size-asian="12pt" style:font-weight-asian="normal" style:font-size-complex="12pt" style:font-weight-complex="normal"/>
    </style:style>
    <style:style style:name="P9" style:family="paragraph" style:parent-style-name="Heading_20_1">
      <style:paragraph-properties fo:margin-top="0.101cm" fo:margin-bottom="0.101cm" style:contextual-spacing="false" fo:line-height="100%"/>
      <style:text-properties fo:color="#55308d" loext:opacity="100%" fo:font-size="12pt" fo:font-weight="normal" officeooo:rsid="000f0cd9" officeooo:paragraph-rsid="000f0cd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style:contextual-spacing="false" fo:line-height="100%"/>
      <style:text-properties fo:color="#55308d" loext:opacity="100%" fo:font-size="12pt" fo:font-weight="normal" officeooo:rsid="00182019" officeooo:paragraph-rsid="0018201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style:contextual-spacing="false" fo:line-height="100%"/>
      <style:text-properties fo:color="#55308d" loext:opacity="100%" fo:font-size="12pt" fo:font-weight="normal" officeooo:rsid="001ebb26" officeooo:paragraph-rsid="001ebb2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.101cm" fo:margin-bottom="0.101cm" style:contextual-spacing="false" fo:line-height="100%"/>
      <style:text-properties fo:color="#55308d" loext:opacity="100%" style:font-name="Liberation Mono" fo:font-size="12pt" fo:font-weight="normal" officeooo:rsid="0008dca6" officeooo:paragraph-rsid="0008dca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.101cm" fo:margin-bottom="0.101cm" style:contextual-spacing="false" fo:line-height="100%"/>
      <style:text-properties fo:color="#55308d" loext:opacity="100%" style:font-name="Liberation Mono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.101cm" fo:margin-bottom="0.101cm" style:contextual-spacing="false" fo:line-height="100%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.101cm" fo:margin-bottom="0.101cm" style:contextual-spacing="false" fo:line-height="100%"/>
      <style:text-properties fo:color="#000000" loext:opacity="100%" fo:font-size="12pt" fo:font-weight="bold" officeooo:rsid="0008dca6" officeooo:paragraph-rsid="000d1d3a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margin-top="0cm" fo:margin-bottom="0.499cm" style:contextual-spacing="false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3">
      <style:text-properties fo:font-size="12pt" style:font-size-asian="12pt" style:font-size-complex="12pt"/>
    </style:style>
    <style:style style:name="P19" style:family="paragraph" style:parent-style-name="Horizontal_20_Line">
      <style:text-properties fo:font-size="12pt" style:font-size-asian="12pt" style:font-size-complex="12pt"/>
    </style:style>
    <style:style style:name="P20" style:family="paragraph" style:parent-style-name="Preformatted_20_Text">
      <style:paragraph-properties fo:margin-top="0cm" fo:margin-bottom="0.499cm" style:contextual-spacing="false"/>
    </style:style>
    <style:style style:name="P21" style:family="paragraph" style:parent-style-name="Preformatted_20_Text">
      <style:paragraph-properties fo:margin-top="0cm" fo:margin-bottom="0.499cm" style:contextual-spacing="false"/>
      <style:text-properties officeooo:paragraph-rsid="002388dc"/>
    </style:style>
    <style:style style:name="P22" style:family="paragraph" style:parent-style-name="Standard">
      <style:text-properties fo:font-size="12pt" style:font-size-asian="12pt" style:font-size-complex="12pt"/>
    </style:style>
    <style:style style:name="P23" style:family="paragraph" style:parent-style-name="Standard">
      <style:text-properties fo:font-size="12pt" officeooo:paragraph-rsid="0020da74" style:font-size-asian="12pt" style:font-size-complex="12pt"/>
    </style:style>
    <style:style style:name="P24" style:family="paragraph" style:parent-style-name="Standard">
      <style:paragraph-properties fo:margin-top="0.101cm" fo:margin-bottom="0.101cm" style:contextual-spacing="false"/>
      <style:text-properties fo:font-size="12pt" style:font-size-asian="12pt" style:font-size-complex="12pt"/>
    </style:style>
    <style:style style:name="P25" style:family="paragraph" style:parent-style-name="Standard">
      <style:text-properties fo:color="#55308d" loext:opacity="100%" fo:font-size="12pt" style:font-size-asian="12pt" style:font-size-complex="12pt"/>
    </style:style>
    <style:style style:name="P26" style:family="paragraph" style:parent-style-name="Standard">
      <style:paragraph-properties fo:margin-top="0.101cm" fo:margin-bottom="0.101cm" style:contextual-spacing="false" fo:line-height="100%"/>
      <style:text-properties fo:color="#55308d" loext:opacity="100%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.101cm" fo:margin-bottom="0.101cm" style:contextual-spacing="false" fo:line-height="100%"/>
      <style:text-properties fo:color="#55308d" loext:opacity="100%" fo:font-size="12pt" fo:font-weight="normal" officeooo:rsid="0008dca6" officeooo:paragraph-rsid="0008dca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.101cm" fo:margin-bottom="0.101cm" style:contextual-spacing="false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.101cm" fo:margin-bottom="0.101cm" style:contextual-spacing="false" fo:line-height="100%"/>
      <style:text-properties fo:color="#000000" loext:opacity="100%" fo:font-size="12pt" fo:font-weight="bold" officeooo:rsid="001b51ec" officeooo:paragraph-rsid="001b51ec" style:font-size-asian="12pt" style:font-weight-asian="bold" style:font-size-complex="12pt" style:font-weight-complex="bold"/>
    </style:style>
    <style:style style:name="P30" style:family="paragraph" style:parent-style-name="Text_20_body" style:list-style-name="L1"/>
    <style:style style:name="P31" style:family="paragraph" style:parent-style-name="Text_20_body" style:list-style-name="L2"/>
    <style:style style:name="P32" style:family="paragraph" style:parent-style-name="Text_20_body">
      <style:text-properties fo:font-size="12pt" style:font-size-asian="12pt" style:font-size-complex="12pt"/>
    </style:style>
    <style:style style:name="P33" style:family="paragraph" style:parent-style-name="Text_20_body">
      <style:paragraph-properties fo:text-align="center" style:justify-single-word="false"/>
    </style:style>
    <style:style style:name="T1" style:family="text">
      <style:text-properties fo:color="#55308d" loext:opacity="100%" fo:font-weight="normal" style:font-weight-asian="normal" style:font-weight-complex="normal"/>
    </style:style>
    <style:style style:name="T2" style:family="text">
      <style:text-properties fo:color="#55308d" loext:opacity="100%" fo:font-weight="normal" officeooo:rsid="000bdd83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0d1d3a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000000" loext:opacity="100%" fo:font-weight="bold" officeooo:rsid="000d1d3a" style:font-weight-asian="bold" style:font-weight-complex="bold"/>
    </style:style>
    <style:style style:name="T7" style:family="text">
      <style:text-properties officeooo:rsid="000d387a"/>
    </style:style>
    <style:style style:name="T8" style:family="text">
      <style:text-properties officeooo:rsid="0014809e"/>
    </style:style>
    <style:style style:name="T9" style:family="text">
      <style:text-properties officeooo:rsid="001bc20d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Strong_20_Emphasis"><text:span text:style-name="T10">Enhanced React Native CLI Installation &amp; Setup Guide (Ubuntu)</text:span></text:span></text:h>
      <text:p text:style-name="P33"><text:span text:style-name="Strong_20_Emphasis"><text:span text:style-name="T10"/></text:span></text:p>
      <text:h text:style-name="Heading_20_2" text:outline-level="2"><text:span text:style-name="Strong_20_Emphasis"><text:span text:style-name="T10">1. System Preparation</text:span></text:span></text:h>
      <text:h text:style-name="Heading_20_3" text:outline-level="3"><text:span text:style-name="Strong_20_Emphasis"><text:span text:style-name="T3">Update &amp; Upgrade Ubuntu</text:span></text:span></text:h>
      <text:p text:style-name="P32">Ensure your system is up to date:</text:p>
      <text:p text:style-name="P16"><text:span text:style-name="Source_20_Text"><text:span text:style-name="T3">sudo apt update &amp;&amp; sudo apt upgrade -y</text:span></text:span></text:p>
      <text:h text:style-name="Heading_20_3" text:outline-level="3"><text:span text:style-name="Strong_20_Emphasis"><text:span text:style-name="T3">Install Essential Tools</text:span></text:span></text:h>
      <text:p text:style-name="P16"><text:span text:style-name="Source_20_Text"><text:span text:style-name="T3">sudo apt install -y build-essential curl wget git unzip zip software-properties-common</text:span></text:span></text:p>
      <text:p text:style-name="P19"/>
      <text:h text:style-name="Heading_20_2" text:outline-level="2"><text:span text:style-name="Strong_20_Emphasis"><text:span text:style-name="T3">2. Install Required Dependencies</text:span></text:span></text:h>
      <text:h text:style-name="Heading_20_3" text:outline-level="3"><text:span text:style-name="Strong_20_Emphasis"><text:span text:style-name="T3">Install </text:span></text:span><text:a xlink:type="simple" xlink:href="https://Node.js/" text:style-name="Internet_20_link" text:visited-style-name="Visited_20_Internet_20_Link"><text:span text:style-name="Strong_20_Emphasis"><text:span text:style-name="T3">Node.js</text:span></text:span></text:a><text:span text:style-name="Strong_20_Emphasis"><text:span text:style-name="T3"> &amp; npm</text:span></text:span></text:h>
      <text:p text:style-name="Text_20_body"><text:span text:style-name="T3">React Native requires </text:span><text:a xlink:type="simple" xlink:href="https://Node.js/" text:style-name="Internet_20_link" text:visited-style-name="Visited_20_Internet_20_Link"><text:span text:style-name="T3">Node.js</text:span></text:a><text:span text:style-name="T3">. Install the latest stable version:</text:span></text:p>
      <text:p text:style-name="Preformatted_20_Text"><text:span text:style-name="Source_20_Text"><text:span text:style-name="T3">sudo snap install node --classic</text:span></text:span></text:p>
      <text:p text:style-name="Preformatted_20_Text"><text:span text:style-name="Source_20_Text"><text:span text:style-name="T3">sudo snap install node --channel=22/stable --classic</text:span></text:span></text:p>
      <text:p text:style-name="P16"><text:span text:style-name="Source_20_Text"><text:span text:style-name="T3">sudo snap refresh node --channel=20/stable --classic</text:span></text:span></text:p>
      <text:p text:style-name="P32">Verify installation:</text:p>
      <text:p text:style-name="Preformatted_20_Text"><text:span text:style-name="Source_20_Text"><text:span text:style-name="T3">node -v</text:span></text:span></text:p>
      <text:p text:style-name="P16"><text:span text:style-name="Source_20_Text"><text:span text:style-name="T3">npm -v</text:span></text:span></text:p>
      <text:h text:style-name="Heading_20_3" text:outline-level="3"><text:span text:style-name="Strong_20_Emphasis"><text:span text:style-name="T3">Install Java JDK &amp; Watchman</text:span></text:span></text:h>
      <text:p text:style-name="P32">React Native requires Java for Android builds:</text:p>
      <text:p text:style-name="P16"><text:span text:style-name="Source_20_Text"><text:span text:style-name="T3">sudo apt install openjdk-21-jdk </text:span></text:span></text:p>
      <text:p text:style-name="P21"><text:span text:style-name="Source_20_Text"><text:span text:style-name="T3">sudo apt install watchman </text:span></text:span></text:p>
      <text:p text:style-name="P19"/>
      <text:h text:style-name="Heading_20_2" text:outline-level="2"><text:span text:style-name="Strong_20_Emphasis"><text:span text:style-name="T3">3. Install Android Development Tools</text:span></text:span></text:h>
      <text:h text:style-name="Heading_20_3" text:outline-level="3"><text:span text:style-name="Strong_20_Emphasis"><text:span text:style-name="T3">Install Android Studio</text:span></text:span></text:h>
      <text:p text:style-name="Preformatted_20_Text"><text:span text:style-name="Source_20_Text"><text:span text:style-name="T3">sudo snap install android-studio --classic</text:span></text:span></text:p>
      <text:p text:style-name="P16"><text:span text:style-name="Source_20_Text"><text:span text:style-name="T3">android-studio</text:span></text:span></text:p>
      <text:h text:style-name="Heading_20_3" text:outline-level="3"><text:soft-page-break/><text:span text:style-name="Strong_20_Emphasis"><text:span text:style-name="T3">Set Up Android SDK</text:span></text:span></text:h>
      <text:p text:style-name="P32">Ensure the Android SDK is properly configured:</text:p>
      <text:p text:style-name="P16"><text:span text:style-name="Source_20_Text"><text:span text:style-name="T3">nano ~/.bashrc</text:span></text:span></text:p>
      <text:p text:style-name="P32">Add the following lines:</text:p>
      <text:p text:style-name="Preformatted_20_Text"><text:span text:style-name="Source_20_Text"><text:span text:style-name="T3">export ANDROID_HOME=$HOME/Android/Sdk</text:span></text:span></text:p>
      <text:p text:style-name="P16"><text:span text:style-name="Source_20_Text"><text:span text:style-name="T3">export PATH=$ANDROID_HOME/emulator:$ANDROID_HOME/tools:$ANDROID_HOME/tools/bin:$ANDROID_HOME/platform-tools:$PATH</text:span></text:span></text:p>
      <text:p text:style-name="P32">Apply changes:</text:p>
      <text:p text:style-name="P16"><text:span text:style-name="Source_20_Text"><text:span text:style-name="T3">source ~/.bashrc</text:span></text:span></text:p>
      <text:h text:style-name="Heading_20_3" text:outline-level="3"><text:span text:style-name="Strong_20_Emphasis"><text:span text:style-name="T3">Launch Emulator</text:span></text:span></text:h>
      <text:p text:style-name="Preformatted_20_Text"><text:span text:style-name="Source_20_Text"><text:span text:style-name="T3">cd ~/Android/Sdk/emulator</text:span></text:span></text:p>
      <text:p text:style-name="P16"><text:span text:style-name="Source_20_Text"><text:span text:style-name="T3">./emulator -avd Pixel_5</text:span></text:span></text:p>
      <text:p text:style-name="P19"/>
      <text:h text:style-name="Heading_20_2" text:outline-level="2"><text:span text:style-name="Strong_20_Emphasis"><text:span text:style-name="T3">4. Install React Native CLI</text:span></text:span></text:h>
      <text:h text:style-name="Heading_20_3" text:outline-level="3"><text:span text:style-name="Strong_20_Emphasis"><text:span text:style-name="T3">Global Installation</text:span></text:span></text:h>
      <text:p text:style-name="P16"><text:span text:style-name="Source_20_Text"><text:span text:style-name="T3">sudo npm install -g @react-native-community/cli</text:span></text:span></text:p>
      <text:p text:style-name="P32">To uninstall:</text:p>
      <text:p text:style-name="P16"><text:span text:style-name="Source_20_Text"><text:span text:style-name="T3">sudo npm uninstall -g @react-native-community/cli</text:span></text:span></text:p>
      <text:p text:style-name="P19"/>
      <text:h text:style-name="Heading_20_2" text:outline-level="2"><text:span text:style-name="Strong_20_Emphasis"><text:span text:style-name="T3">5. Create a React Native Project</text:span></text:span></text:h>
      <text:h text:style-name="Heading_20_3" text:outline-level="3"><text:span text:style-name="Strong_20_Emphasis"><text:span text:style-name="T3">Using CLI</text:span></text:span></text:h>
      <text:p text:style-name="Preformatted_20_Text"><text:span text:style-name="Source_20_Text"><text:span text:style-name="T3">npx @react-native-community/cli init Rentify</text:span></text:span></text:p>
      <text:p text:style-name="Preformatted_20_Text"><text:span text:style-name="Source_20_Text"><text:span text:style-name="T3">npx react-native@latest init MyApp</text:span></text:span></text:p>
      <text:p text:style-name="Preformatted_20_Text"><text:span text:style-name="Source_20_Text"><text:span text:style-name="T3">npx @react-native-community/cli init MyApp</text:span></text:span></text:p>
      <text:p text:style-name="P16"><text:span text:style-name="Source_20_Text"><text:span text:style-name="T3">npx react-native init MyApp</text:span></text:span></text:p>
      <text:p text:style-name="P32">Specify a version:</text:p>
      <text:p text:style-name="Preformatted_20_Text"><text:span text:style-name="Source_20_Text"><text:span text:style-name="T3">npx @react-native-community/cli@latest init MyApp --version 0.76.0</text:span></text:span></text:p>
      <text:p text:style-name="P16"><text:span text:style-name="Source_20_Text"><text:span text:style-name="T3">npx @react-native-community/cli@latest init TurboModuleExample --version 0.72.0</text:span></text:span></text:p>
      <text:h text:style-name="Heading_20_3" text:outline-level="3"><text:span text:style-name="Strong_20_Emphasis"><text:span text:style-name="T3">Run the Project</text:span></text:span></text:h>
      <text:p text:style-name="Preformatted_20_Text"><text:span text:style-name="Source_20_Text"><text:span text:style-name="T3">npm start</text:span></text:span></text:p>
      <text:p text:style-name="Preformatted_20_Text"><text:span text:style-name="Source_20_Text"><text:span text:style-name="T3">npm run android</text:span></text:span></text:p>
      <text:p text:style-name="Preformatted_20_Text"><text:soft-page-break/><text:span text:style-name="Source_20_Text"><text:span text:style-name="T3">npx react-native start</text:span></text:span></text:p>
      <text:p text:style-name="P16"><text:span text:style-name="Source_20_Text"><text:span text:style-name="T3">npx react-native run-android</text:span></text:span></text:p>
      <text:p text:style-name="P19"/>
      <text:h text:style-name="Heading_20_2" text:outline-level="2"><text:span text:style-name="Strong_20_Emphasis"><text:span text:style-name="T3">6. Install MongoDB (Optional)</text:span></text:span></text:h>
      <text:h text:style-name="Heading_20_3" text:outline-level="3"><text:span text:style-name="Strong_20_Emphasis"><text:span text:style-name="T3">Determine Ubuntu Version</text:span></text:span></text:h>
      <text:p text:style-name="P16"><text:span text:style-name="Source_20_Text"><text:span text:style-name="T3">cat /etc/lsb-release</text:span></text:span></text:p>
      <text:h text:style-name="Heading_20_3" text:outline-level="3"><text:span text:style-name="Strong_20_Emphasis"><text:span text:style-name="T3">Install MongoDB Community Edition</text:span></text:span></text:h>
      <text:p text:style-name="Text_20_body"><text:span text:style-name="T3">Follow the official guide: </text:span><text:a xlink:type="simple" xlink:href="https://dev.to/1xrohit/setup-react-native-app-development-environment-on-ubuntu-linux-without-android-studio-2024-31c6" text:style-name="Internet_20_link" text:visited-style-name="Visited_20_Internet_20_Link"><text:span text:style-name="T3">MongoDB Installation</text:span></text:a></text:p>
      <text:p text:style-name="Preformatted_20_Text"><text:span text:style-name="Source_20_Text"><text:span text:style-name="T3">wget https://downloads.mongodb.com/compass/mongodb-compass_1.42.1_amd64.deb</text:span></text:span></text:p>
      <text:p text:style-name="Preformatted_20_Text"><text:span text:style-name="Source_20_Text"><text:span text:style-name="T3">sudo dpkg -i mongodb-compass_1.42.1_amd64.deb</text:span></text:span></text:p>
      <text:p text:style-name="P16"><text:span text:style-name="Source_20_Text"><text:span text:style-name="T3">sudo apt-get install -f <text:s text:c="2"/># Fix dependencies</text:span></text:span></text:p>
      <text:p text:style-name="P19"/>
      <text:h text:style-name="Heading_20_2" text:outline-level="2"><text:span text:style-name="Strong_20_Emphasis"><text:span text:style-name="T3">7. Install Additional Tools</text:span></text:span></text:h>
      <text:h text:style-name="Heading_20_3" text:outline-level="3"><text:span text:style-name="Strong_20_Emphasis"><text:span text:style-name="T3">Install Postman</text:span></text:span></text:h>
      <text:p text:style-name="P16"><text:span text:style-name="Source_20_Text"><text:span text:style-name="T3">sudo snap install postman</text:span></text:span></text:p>
      <text:h text:style-name="Heading_20_3" text:outline-level="3"><text:span text:style-name="Strong_20_Emphasis"><text:span text:style-name="T3">Install Brave Browser</text:span></text:span></text:h>
      <text:p text:style-name="P16"><text:span text:style-name="Source_20_Text"><text:span text:style-name="T3">curl -fsS https://dl.brave.com/install.sh | sh</text:span></text:span></text:p>
      <text:h text:style-name="Heading_20_3" text:outline-level="3"><text:span text:style-name="Strong_20_Emphasis"><text:span text:style-name="T3">Install Microsoft Teams</text:span></text:span></text:h>
      <text:p text:style-name="P16"><text:span text:style-name="Source_20_Text"><text:span text:style-name="T3">sudo snap install teams</text:span></text:span></text:p>
      <text:p text:style-name="P19"/>
      <text:h text:style-name="Heading_20_2" text:outline-level="2"><text:span text:style-name="Strong_20_Emphasis"><text:span text:style-name="T3">8. Best Practices &amp; Unique Scenarios</text:span></text:span></text:h>
      <text:h text:style-name="Heading_20_3" text:outline-level="3"><text:span text:style-name="Strong_20_Emphasis"><text:span text:style-name="T3">Handling Permission Issues</text:span></text:span></text:h>
      <text:p text:style-name="P32">If encountering permission errors, use:</text:p>
      <text:p text:style-name="P16"><text:span text:style-name="Source_20_Text"><text:span text:style-name="T3">sudo chmod -R 777 ~/Android/Sdk</text:span></text:span></text:p>
      <text:h text:style-name="Heading_20_3" text:outline-level="3"><text:span text:style-name="Strong_20_Emphasis"><text:span text:style-name="T3">Fixing Emulator Issues</text:span></text:span></text:h>
      <text:p text:style-name="P32">If the emulator fails to start:</text:p>
      <text:p text:style-name="Preformatted_20_Text"><text:span text:style-name="Source_20_Text"><text:span text:style-name="T3">cd ~/Android/Sdk/emulator</text:span></text:span></text:p>
      <text:p text:style-name="P16"><text:span text:style-name="Source_20_Text"><text:span text:style-name="T3">./emulator -avd Pixel_5 -no-snapshot-load</text:span></text:span></text:p>
      <text:h text:style-name="Heading_20_3" text:outline-level="3"><text:soft-page-break/><text:span text:style-name="Strong_20_Emphasis"><text:span text:style-name="T3">Optimizing Performance</text:span></text:span></text:h>
      <text:list xml:id="list1410611550" text:style-name="L1">
        <text:list-item>
          <text:p text:style-name="P30"><text:span text:style-name="T3">Use </text:span><text:span text:style-name="Strong_20_Emphasis"><text:span text:style-name="T3">SSD storage</text:span></text:span><text:span text:style-name="T3"> for faster builds.</text:span></text:p>
        </text:list-item>
        <text:list-item>
          <text:p text:style-name="P30"><text:span text:style-name="T3">Enable </text:span><text:span text:style-name="Strong_20_Emphasis"><text:span text:style-name="T3">hardware acceleration</text:span></text:span><text:span text:style-name="T3"> in Android Studio.</text:span></text:p>
        </text:list-item>
        <text:list-item>
          <text:p text:style-name="P30"><text:span text:style-name="T3">Use </text:span><text:span text:style-name="Strong_20_Emphasis"><text:span text:style-name="T3">Metro bundler caching</text:span></text:span><text:span text:style-name="T3"> for quicker reloads.</text:span></text:p>
        </text:list-item>
      </text:list>
      <text:p text:style-name="P19"/>
      <text:h text:style-name="Heading_20_2" text:outline-level="2"><text:span text:style-name="Strong_20_Emphasis"><text:span text:style-name="T3">9. References</text:span></text:span></text:h>
      <text:list xml:id="list240084396" text:style-name="L2">
        <text:list-item>
          <text:p text:style-name="P31"><text:a xlink:type="simple" xlink:href="https://reactnative.dev/docs/environment-setup" text:style-name="Internet_20_link" text:visited-style-name="Visited_20_Internet_20_Link"><text:span text:style-name="T3">React Native Official Docs</text:span></text:a></text:p>
        </text:list-item>
        <text:list-item>
          <text:p text:style-name="P31"><text:a xlink:type="simple" xlink:href="https://dev.to/1xrohit/setup-react-native-app-development-environment-on-ubuntu-linux-without-android-studio-2024-31c6" text:style-name="Internet_20_link" text:visited-style-name="Visited_20_Internet_20_Link"><text:span text:style-name="T3">Ubuntu React Native Setup Guide</text:span></text:a></text:p>
        </text:list-item>
      </text:list>
      <text:p text:style-name="P32">Would you like additional troubleshooting tips or advanced configurations? 🚀</text:p>
      <text:p text:style-name="P22"/>
      <text:p text:style-name="P22"/>
      <text:p text:style-name="P23"/>
      <text:p text:style-name="P22"/>
      <text:h text:style-name="Heading_20_3" text:outline-level="3"><text:span text:style-name="T3">✅ </text:span><text:span text:style-name="Strong_20_Emphasis"><text:span text:style-name="T3">Initial Ubuntu Setup Checklist</text:span></text:span></text:h>
      <text:p text:style-name="Text_20_body"><text:span text:style-name="Strong_20_Emphasis"><text:span text:style-name="T3"/></text:span></text:p>
      <text:h text:style-name="Heading_20_4" text:outline-level="4"><text:span text:style-name="Strong_20_Emphasis"><text:span text:style-name="T3">Update and Upgrade the System</text:span></text:span></text:h>
      <text:p text:style-name="P25">sudo apt update &amp;&amp; sudo apt upgrade -y</text:p>
      <text:p text:style-name="P25"/>
      <text:p text:style-name="P25"/>
      <text:p text:style-name="P28">Essential Tools</text:p>
      <text:p text:style-name="P24"><text:span text:style-name="T1">sudo apt install -y build-essential curl wget git unzip </text:span><text:span text:style-name="T2">zip</text:span><text:span text:style-name="T1"> software-properties-common</text:span></text:p>
      <text:p text:style-name="P26"/>
      <text:p text:style-name="P26"/>
      <text:p text:style-name="P14"/>
      <text:p text:style-name="P14">Install Teams via Snap (Easier but Slower Launch)</text:p>
      <text:p text:style-name="P13">sudo snap install teams</text:p>
      <text:p text:style-name="P2"><text:span text:style-name="Source_20_Text"><text:span text:style-name="T3"/></text:span></text:p>
      <text:p text:style-name="P7">curl -fsS https://dl.brave.com/install.sh | sh</text:p>
      <text:p text:style-name="P26"/>
      <text:p text:style-name="P26"/>
      <text:p text:style-name="P14">Install 22/stable of Node.js Runtime</text:p>
      <text:p text:style-name="P1"><text:bookmark text:name="snap-install-alt"/><text:span text:style-name="Source_20_Text"><text:span text:style-name="T3">sudo snap install node –classic</text:span></text:span></text:p>
      <text:p text:style-name="P1"><text:span text:style-name="Source_20_Text"><text:span text:style-name="T3"/></text:span></text:p>
      <text:p text:style-name="P4">sudo snap install node --channel=22/stable –classic</text:p>
      <text:p text:style-name="P3"><text:span text:style-name="Source_20_Text"><text:span text:style-name="T3">sudo snap refresh node --channel=20/stable –classic</text:span></text:span></text:p>
      <text:p text:style-name="P3"><text:span text:style-name="Source_20_Text"><text:span text:style-name="T3"/></text:span></text:p>
      <text:p text:style-name="P5"><text:soft-page-break/>node -v</text:p>
      <text:p text:style-name="P5">npm -v</text:p>
      <text:p text:style-name="P5"/>
      <text:p text:style-name="P15">Install <text:span text:style-name="T4">Java JDK</text:span></text:p>
      <text:p text:style-name="P5">sudo apt install openjdk-21-jdk watchman</text:p>
      <text:p text:style-name="P5"/>
      <text:p text:style-name="P6"><text:span text:style-name="T5">Install </text:span><text:span text:style-name="T6">Android Studio</text:span></text:p>
      <text:p text:style-name="P12">sudo snap install android-studio --classic</text:p>
      <text:p text:style-name="P5">android-studio</text:p>
      <text:p text:style-name="P5"/>
      <text:p text:style-name="P5"/>
      <text:p text:style-name="P5"><text:span text:style-name="T7">sudo </text:span>npm install -g @react-native-community/cli</text:p>
      <text:p text:style-name="P5">sudo npm uninstall -g @react-native-community/cli</text:p>
      <text:p text:style-name="P5"/>
      <text:p text:style-name="P5"/>
      <text:p text:style-name="P5"/>
      <text:p text:style-name="P8">cd Android/Sdk/emulator</text:p>
      <text:p text:style-name="P8">./emulator -avd Pixel_5</text:p>
      <text:p text:style-name="P8"/>
      <text:p text:style-name="P29"><text:span text:style-name="T9">Create</text:span> React Native CLI App</text:p>
      <text:p text:style-name="P8">npx @react-native-community/cli init <text:span text:style-name="T8">Rentify</text:span></text:p>
      <text:p text:style-name="P8"/>
      <text:p text:style-name="P8">npx react-native@latest init MyApp</text:p>
      <text:p text:style-name="P8">npx @react-native-community/cli init MyApp</text:p>
      <text:p text:style-name="P8">npx react-native init MyApp</text:p>
      <text:p text:style-name="P8">npx react-native-community/cli@latest init MyApp</text:p>
      <text:p text:style-name="P8">npx @react-native-community/cli@latest init MyApp --version 0.76.0</text:p>
      <text:p text:style-name="P8">npx @react-native-community/cli@latest init TurboModuleExample --version 0.72.0</text:p>
      <text:p text:style-name="P8"/>
      <text:p text:style-name="P8">npm start</text:p>
      <text:p text:style-name="P8">npm run android</text:p>
      <text:p text:style-name="P8"/>
      <text:p text:style-name="P11">npx react-native start</text:p>
      <text:p text:style-name="P11">npx react-native run-android</text:p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9" text:outline-level="1">Install MongoDB Community Edition on Ubuntu</text:h>
      <text:p text:style-name="P8"/>
      <text:p text:style-name="P8">To determine which Ubuntu release</text:p>
      <text:p text:style-name="P8">cat /etc/lsb-release</text:p>
      <text:p text:style-name="P8"/>
      <text:p text:style-name="P8"/>
      <text:h text:style-name="P18" text:outline-level="3">Import the public key</text:h>
      <text:h text:style-name="P18" text:outline-level="3">Create the list file</text:h>
      <text:h text:style-name="P18" text:outline-level="3">Reload the package database</text:h>
      <text:h text:style-name="P18" text:outline-level="3">Install MongoDB Community Server</text:h>
      <text:p text:style-name="P32"/>
      <text:p text:style-name="P32">https://www.mongodb.com/docs/manual/tutorial/install-mongodb-on-ubuntu/</text:p>
      <text:p text:style-name="P8">wget https://downloads.mongodb.com/compass/mongodb-compass_1.42.1_amd64.deb</text:p>
      <text:p text:style-name="P8">sudo dpkg -i mongodb-compass_1.42.1_amd64.deb</text:p>
      <text:p text:style-name="P8">sudo apt-get install -f <text:s text:c="2"/># fix any dependencies</text:p>
      <text:p text:style-name="P8"/>
      <text:p text:style-name="P8"/>
      <text:p text:style-name="P8">~/Android/Sdk</text:p>
      <text:p text:style-name="P8"/>
      <text:p text:style-name="P8">nano ~/.bashrc</text:p>
      <text:p text:style-name="P8"/>
      <text:p text:style-name="P8"><text:soft-page-break/>export ANDROID_HOME=$HOME/Android/Sdk</text:p>
      <text:p text:style-name="P8">export PATH=$ANDROID_HOME/emulator:$ANDROID_HOME/tools:$ANDROID_HOME/tools/bin:$ANDROID_HOME/platform-tools:$PATH</text:p>
      <text:p text:style-name="P8"/>
      <text:p text:style-name="P8">source ~/.bashrc</text:p>
      <text:p text:style-name="P8"/>
      <text:p text:style-name="P8"/>
      <text:p text:style-name="P8"/>
      <text:p text:style-name="P10">sudo snap install postma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4:37:57.915936306</meta:creation-date>
    <meta:generator>LibreOffice/7.3.7.2$Linux_X86_64 LibreOffice_project/30$Build-2</meta:generator>
    <dc:date>2025-06-24T19:45:10.834695106</dc:date>
    <meta:editing-duration>PT4H5M29S</meta:editing-duration>
    <meta:editing-cycles>24</meta:editing-cycles>
    <meta:document-statistic meta:table-count="0" meta:image-count="0" meta:object-count="0" meta:page-count="7" meta:paragraph-count="137" meta:word-count="585" meta:character-count="4675" meta:non-whitespace-character-count="4239"/>
  </office:meta>
</office:document-meta>
</file>